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5.45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4.334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8.61cm"/>
    </style:style>
    <style:style style:name="co12" style:family="table-column">
      <style:table-column-properties fo:break-before="auto" style:column-width="2.256cm"/>
    </style:style>
    <style:style style:name="co13" style:family="table-column">
      <style:table-column-properties fo:break-before="auto" style:column-width="5.166cm"/>
    </style:style>
    <style:style style:name="co14" style:family="table-column">
      <style:table-column-properties fo:break-before="auto" style:column-width="4.708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1.972cm"/>
    </style:style>
    <style:style style:name="co17" style:family="table-column">
      <style:table-column-properties fo:break-before="auto" style:column-width="4.11cm"/>
    </style:style>
    <style:style style:name="co18" style:family="table-column">
      <style:table-column-properties fo:break-before="auto" style:column-width="3.874cm"/>
    </style:style>
    <style:style style:name="co19" style:family="table-column">
      <style:table-column-properties fo:break-before="auto" style:column-width="4.597cm"/>
    </style:style>
    <style:style style:name="co20" style:family="table-column">
      <style:table-column-properties fo:break-before="auto" style:column-width="2.254cm"/>
    </style:style>
    <style:style style:name="co21" style:family="table-column">
      <style:table-column-properties fo:break-before="auto" style:column-width="7.805cm"/>
    </style:style>
    <style:style style:name="co22" style:family="table-column">
      <style:table-column-properties fo:break-before="auto" style:column-width="4.32cm"/>
    </style:style>
    <style:style style:name="co23" style:family="table-column">
      <style:table-column-properties fo:break-before="auto" style:column-width="3.196cm"/>
    </style:style>
    <style:style style:name="co24" style:family="table-column">
      <style:table-column-properties fo:break-before="auto" style:column-width="4.695cm"/>
    </style:style>
    <style:style style:name="co25" style:family="table-column">
      <style:table-column-properties fo:break-before="auto" style:column-width="7.874cm"/>
    </style:style>
    <style:style style:name="co26" style:family="table-column">
      <style:table-column-properties fo:break-before="auto" style:column-width="3.251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4.013cm"/>
    </style:style>
    <style:style style:name="co29" style:family="table-column">
      <style:table-column-properties fo:break-before="auto" style:column-width="6.609cm"/>
    </style:style>
    <style:style style:name="co30" style:family="table-column">
      <style:table-column-properties fo:break-before="auto" style:column-width="6.553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3.055cm"/>
    </style:style>
    <style:style style:name="co33" style:family="table-column">
      <style:table-column-properties fo:break-before="auto" style:column-width="3.821cm"/>
    </style:style>
    <style:style style:name="co34" style:family="table-column">
      <style:table-column-properties fo:break-before="auto" style:column-width="3.792cm"/>
    </style:style>
    <style:style style:name="co35" style:family="table-column">
      <style:table-column-properties fo:break-before="auto" style:column-width="4.265cm"/>
    </style:style>
    <style:style style:name="co36" style:family="table-column">
      <style:table-column-properties fo:break-before="auto" style:column-width="7.706cm"/>
    </style:style>
    <style:style style:name="co37" style:family="table-column">
      <style:table-column-properties fo:break-before="auto" style:column-width="5.9cm"/>
    </style:style>
    <style:style style:name="co38" style:family="table-column">
      <style:table-column-properties fo:break-before="auto" style:column-width="6.666cm"/>
    </style:style>
    <style:style style:name="co39" style:family="table-column">
      <style:table-column-properties fo:break-before="auto" style:column-width="5.999cm"/>
    </style:style>
    <style:style style:name="co40" style:family="table-column">
      <style:table-column-properties fo:break-before="auto" style:column-width="6.124cm"/>
    </style:style>
    <style:style style:name="co41" style:family="table-column">
      <style:table-column-properties fo:break-before="auto" style:column-width="3.738cm"/>
    </style:style>
    <style:style style:name="co42" style:family="table-column">
      <style:table-column-properties fo:break-before="auto" style:column-width="4.401cm"/>
    </style:style>
    <style:style style:name="co43" style:family="table-column">
      <style:table-column-properties fo:break-before="auto" style:column-width="4.928cm"/>
    </style:style>
    <style:style style:name="co44" style:family="table-column">
      <style:table-column-properties fo:break-before="auto" style:column-width="5.789cm"/>
    </style:style>
    <style:style style:name="co45" style:family="table-column">
      <style:table-column-properties fo:break-before="auto" style:column-width="6.585cm"/>
    </style:style>
    <style:style style:name="co46" style:family="table-column">
      <style:table-column-properties fo:break-before="auto" style:column-width="4.235cm"/>
    </style:style>
    <style:style style:name="co47" style:family="table-column">
      <style:table-column-properties fo:break-before="auto" style:column-width="4.292cm"/>
    </style:style>
    <style:style style:name="co48" style:family="table-column">
      <style:table-column-properties fo:break-before="auto" style:column-width="8.027cm"/>
    </style:style>
    <style:style style:name="co49" style:family="table-column">
      <style:table-column-properties fo:break-before="auto" style:column-width="4.30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DCITAM">
      <style:table-properties table:display="true" style:writing-mode="lr-tb"/>
    </style:style>
    <style:style style:name="ta2" style:family="table" style:master-page-name="PageStyle_5f_Línea_20_Matemáticas_20_Teóricas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ínea_20_Sistemas_20_Complejos">
      <style:table-properties table:display="true" style:writing-mode="lr-tb"/>
    </style:style>
    <style:style style:name="ta5" style:family="table" style:master-page-name="PageStyle_5f_Línea_20_Gestión_20_del_20_agua">
      <style:table-properties table:display="true" style:writing-mode="lr-tb"/>
    </style:style>
    <style:style style:name="ta6" style:family="table" style:master-page-name="PageStyle_5f_Linea_20_Ingeniería_20_de_20_Materiales">
      <style:table-properties table:display="true" style:writing-mode="lr-tb"/>
    </style:style>
    <style:style style:name="ta7" style:family="table" style:master-page-name="PageStyle_5f_Linea_20_Biomatemáticas">
      <style:table-properties table:display="true" style:writing-mode="lr-tb"/>
    </style:style>
    <style:style style:name="ta8" style:family="table" style:master-page-name="PageStyle_5f_Linea_20_Economía_20_y_20_Finanzas">
      <style:table-properties table:display="true" style:writing-mode="lr-tb"/>
    </style:style>
    <style:style style:name="ta9" style:family="table" style:master-page-name="PageStyle_5f_Línea_20_Inmunología">
      <style:table-properties table:display="true" style:writing-mode="lr-tb"/>
    </style:style>
    <style:style style:name="ta10" style:family="table" style:master-page-name="PageStyle_5f_Línea_20_Telecomuncaciones_20_y_20_Ciberseguridad">
      <style:table-properties table:display="true" style:writing-mode="lr-tb"/>
    </style:style>
    <style:style style:name="ta11" style:family="table" style:master-page-name="PageStyle_5f_Linea_20_Ciencias_20_Genómicas">
      <style:table-properties table:display="true" style:writing-mode="lr-tb"/>
    </style:style>
    <style:style style:name="ta12" style:family="table" style:master-page-name="PageStyle_5f_Línea_20_Computación_20_y_20_Electrónica">
      <style:table-properties table:display="true" style:writing-mode="lr-tb"/>
    </style:style>
    <style:style style:name="ta13" style:family="table" style:master-page-name="PageStyle_5f_Línea_20_Geociencias_20_Ambientales">
      <style:table-properties table:display="true" style:writing-mode="lr-tb"/>
    </style:style>
    <style:style style:name="ta14" style:family="table" style:master-page-name="PageStyle_5f_Probabilidad_20_y_20_estadístic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DCIT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Doctorado en Ciencias e Ingeniería de Tecnología y Matemáticas</text:p>
          </table:table-cell>
          <table:covered-table-cell table:number-columns-repeated="3" table:style-name="ce1"/>
          <table:table-cell table:style-name="ce8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table:formula="of:=1+[.A3]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Examen 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4</text:p>
          </table:table-cell>
          <table:table-cell table:style-name="ce8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4]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3</text:p>
          </table:table-cell>
          <table:table-cell table:style-name="ce8" table:formula="of:=COUNTIFS([.B3:.E3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5]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2</text:p>
          </table:table-cell>
          <table:table-cell table:style-name="ce8" table:formula="of:=COUNTIFS([.B4:.E4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6]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Examen Pre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1</text:p>
          </table:table-cell>
          <table:table-cell table:style-name="ce8" table:formula="of:=COUNTIFS([.B5:.E5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7]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Proyecto de Investigación</text:p>
          </table:table-cell>
          <table:table-cell table:style-name="ce8" table:formula="of:=COUNTIFS([.B6:.E6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8]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Introducción a la investigación</text:p>
          </table:table-cell>
          <table:table-cell table:style-name="ce8" table:formula="of:=COUNTIFS([.B7:.E7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9]" office:value-type="float" office:value="2" calcext:value-type="float">
            <text:p>2</text:p>
          </table:table-cell>
          <table:table-cell table:style-name="ce4" office:value-type="string" calcext:value-type="string">
            <text:p>Matemáticas aplicadas 2</text:p>
          </table:table-cell>
          <table:table-cell table:style-name="ce5" office:value-type="string" calcext:value-type="string">
            <text:p>Optativa 4</text:p>
          </table:table-cell>
          <table:table-cell table:style-name="ce5" office:value-type="string" calcext:value-type="string">
            <text:p>Optativa 5</text:p>
          </table:table-cell>
          <table:table-cell table:style-name="ce5" office:value-type="string" calcext:value-type="string">
            <text:p>Optativa 6</text:p>
          </table:table-cell>
          <table:table-cell table:style-name="ce8" table:formula="of:=COUNTIFS([.B8:.E8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table:formula="of:=1+[.A10]" office:value-type="float" office:value="1" calcext:value-type="float">
            <text:p>1</text:p>
          </table:table-cell>
          <table:table-cell table:style-name="ce4" office:value-type="string" calcext:value-type="string">
            <text:p>Matemáticas aplicadas 1</text:p>
          </table:table-cell>
          <table:table-cell table:style-name="ce5" office:value-type="string" calcext:value-type="string">
            <text:p>Optativa 1</text:p>
          </table:table-cell>
          <table:table-cell table:style-name="ce5" office:value-type="string" calcext:value-type="string">
            <text:p>Optativa 2</text:p>
          </table:table-cell>
          <table:table-cell table:style-name="ce5" office:value-type="string" calcext:value-type="string">
            <text:p>Optativa 3</text:p>
          </table:table-cell>
          <table:table-cell table:style-name="ce8" table:formula="of:=COUNTIFS([.B9:.E9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Matemáticas discretas</text:p>
          </table:table-cell>
          <table:table-cell table:style-name="ce3" office:value-type="string" calcext:value-type="string">
            <text:p>Álgebra lineal</text:p>
          </table:table-cell>
          <table:table-cell table:style-name="ce6" office:value-type="string" calcext:value-type="string">
            <text:p>Bioinformática</text:p>
          </table:table-cell>
          <table:table-cell table:style-name="ce6" office:value-type="string" calcext:value-type="string">
            <text:p>Bioquímica</text:p>
          </table:table-cell>
          <table:table-cell table:style-name="ce8" table:formula="of:=COUNTIFS([.B10:.E10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3"/>
          <table:table-cell table:style-name="ce7"/>
          <table:table-cell table:number-columns-repeated="253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LITD&quot;"/>
        </table:named-expressions>
      </table:table>
      <table:table table:name="Línea Matemáticas Teórica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53" table:default-cell-style-name="ce11"/>
        <table:table-column table:style-name="co12" table:number-columns-repeated="16127" table:default-cell-style-name="Default"/>
        <table:table-row table:style-name="ro1">
          <table:table-cell table:style-name="ce9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9" office:value-type="string" calcext:value-type="string">
            <text:p>1,2</text:p>
          </table:table-cell>
          <table:table-cell table:style-name="ce12" office:value-type="string" calcext:value-type="string">
            <text:p>Análisis Hiperholomorfo</text:p>
          </table:table-cell>
          <table:table-cell table:style-name="ce12" office:value-type="string" calcext:value-type="string">
            <text:p>Topología Algebráica</text:p>
          </table:table-cell>
          <table:table-cell table:style-name="ce12" office:value-type="string" calcext:value-type="string">
            <text:p>Ecuaciones Diferenciales en Derivadas Parciales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1,2</text:p>
          </table:table-cell>
          <table:table-cell table:style-name="ce12" office:value-type="string" calcext:value-type="string">
            <text:p>Análisis Matemático</text:p>
          </table:table-cell>
          <table:table-cell table:style-name="ce12" office:value-type="string" calcext:value-type="string">
            <text:p>Álgebra Moderna</text:p>
          </table:table-cell>
          <table:table-cell table:style-name="ce12" office:value-type="string" calcext:value-type="string">
            <text:p>Cálculo en Variedades</text:p>
          </table:table-cell>
          <table:table-cell table:number-columns-repeated="16380"/>
        </table:table-row>
        <table:table-row table:style-name="ro1" table:number-rows-repeated="2">
          <table:table-cell table:style-name="ce10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inea Farmacología" table:style-name="ta3">
        <office:forms form:automatic-focus="false" form:apply-design-mode="false"/>
        <table:table-column table:style-name="co8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2" table:number-columns-repeated="253" table:default-cell-style-name="ce14"/>
        <table:table-column table:style-name="co12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Farmacología de Sistemas 2</text:p>
          </table:table-cell>
          <table:table-cell table:style-name="ce12" office:value-type="string" calcext:value-type="string">
            <text:p>Farmacología Molecular 2</text:p>
          </table:table-cell>
          <table:table-cell table:style-name="ce12" office:value-type="string" calcext:value-type="string">
            <text:p>Farmacología Clínica e Integrativa 2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Farmacología de Sistemas 1</text:p>
          </table:table-cell>
          <table:table-cell table:style-name="ce12" office:value-type="string" calcext:value-type="string">
            <text:p>Farmacología Molecular 1</text:p>
          </table:table-cell>
          <table:table-cell table:style-name="ce12" office:value-type="string" calcext:value-type="string">
            <text:p>Farmacología Clínica e Integrativa 1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Sistemas Complejos" table:style-name="ta4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number-columns-repeated="253" table:default-cell-style-name="ce7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Introducción al Caos</text:p>
          </table:table-cell>
          <table:table-cell table:style-name="ce16" office:value-type="string" calcext:value-type="string">
            <text:p>Dinámica no Lineal 3</text:p>
          </table:table-cell>
          <table:table-cell table:style-name="ce16" office:value-type="string" calcext:value-type="string">
            <text:p>Optimización matemátic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Sistemas Complejos 2</text:p>
          </table:table-cell>
          <table:table-cell table:style-name="ce16" office:value-type="string" calcext:value-type="string">
            <text:p>Dinámica no Lineal 2</text:p>
          </table:table-cell>
          <table:table-cell table:style-name="ce16" office:value-type="string" calcext:value-type="string">
            <text:p>Modelos Combinatorios</text:p>
          </table:table-cell>
          <table:table-cell table:number-columns-repeated="16380"/>
        </table:table-row>
        <table:table-row table:style-name="ro1" table:number-rows-repeated="2">
          <table:table-cell table:style-name="ce15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ínea Gestión del agua" table:style-name="ta5">
        <office:forms form:automatic-focus="false" form:apply-design-mode="false"/>
        <table:table-column table:style-name="co8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2" table:number-columns-repeated="253" table:default-cell-style-name="ce14"/>
        <table:table-column table:style-name="co12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8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7" office:value-type="string" calcext:value-type="string">
            <text:p>Hidrogeología de contaminantes</text:p>
          </table:table-cell>
          <table:table-cell table:style-name="ce17" office:value-type="string" calcext:value-type="string">
            <text:p>Virología en acuicultura</text:p>
          </table:table-cell>
          <table:table-cell table:style-name="ce17" office:value-type="string" calcext:value-type="string">
            <text:p>Usos del agu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7" office:value-type="string" calcext:value-type="string">
            <text:p>Modelos Hidrológicos para Gestión del Agua</text:p>
          </table:table-cell>
          <table:table-cell table:style-name="ce17" office:value-type="string" calcext:value-type="string">
            <text:p>Disponibilidad Hídrica</text:p>
          </table:table-cell>
          <table:table-cell table:style-name="ce17" office:value-type="string" calcext:value-type="string">
            <text:p>Hidroge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ea Ingeniería de Materiales" table:style-name="ta6">
        <office:forms form:automatic-focus="false" form:apply-design-mode="false"/>
        <table:table-column table:style-name="co16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0" table:number-columns-repeated="253" table:default-cell-style-name="ce2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5" office:value-type="string" calcext:value-type="string">
            <text:p>Resistencia de materiales</text:p>
          </table:table-cell>
          <table:table-cell table:style-name="ce16" office:value-type="string" calcext:value-type="string">
            <text:p>Introducción a nanociencia y nanotecnología</text:p>
          </table:table-cell>
          <table:table-cell table:style-name="ce5" office:value-type="string" calcext:value-type="string">
            <text:p>Mecánica fractal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5" office:value-type="string" calcext:value-type="string">
            <text:p>Mecánica de fluídos</text:p>
          </table:table-cell>
          <table:table-cell table:style-name="ce5" office:value-type="string" calcext:value-type="string">
            <text:p>Termodinámica y transmisión de calor</text:p>
          </table:table-cell>
          <table:table-cell table:style-name="ce5" office:value-type="string" calcext:value-type="string">
            <text:p>Diseño mecánico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Instrumentación y Control de Máquinas&quot;"/>
        </table:named-expressions>
      </table:table>
      <table:table table:name="Linea Biomatemáticas" table:style-name="ta7">
        <table:table-column table:style-name="co1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20" table:number-columns-repeated="253" table:default-cell-style-name="ce7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Bioestadística</text:p>
          </table:table-cell>
          <table:table-cell table:style-name="ce16" office:value-type="string" calcext:value-type="string">
            <text:p>Cómputo bioinspirado</text:p>
          </table:table-cell>
          <table:table-cell table:style-name="ce16" office:value-type="string" calcext:value-type="string">
            <text:p>Dinámica No Lineal en Fisiologí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Biomatemáticas</text:p>
          </table:table-cell>
          <table:table-cell table:style-name="ce16" office:value-type="string" calcext:value-type="string">
            <text:p>Biofísica</text:p>
          </table:table-cell>
          <table:table-cell table:style-name="ce16" office:value-type="string" calcext:value-type="string">
            <text:p>Ecuaciones Diferenciales en Biología</text:p>
          </table:table-cell>
          <table:table-cell table:number-columns-repeated="16380"/>
        </table:table-row>
        <table:table-row table:style-name="ro1" table:number-rows-repeated="2">
          <table:table-cell table:style-name="ce15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inea Economía y Finanzas" table:style-name="ta8">
        <table:table-column table:style-name="co16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20" table:number-columns-repeated="253" table:default-cell-style-name="ce7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Teoría del riesgo financiero</text:p>
          </table:table-cell>
          <table:table-cell table:style-name="ce16" office:value-type="string" calcext:value-type="string">
            <text:p>Econometría</text:p>
          </table:table-cell>
          <table:table-cell table:style-name="ce16" office:value-type="string" calcext:value-type="string">
            <text:p>Microeconomí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Métodos Matemáticos para Finanzas</text:p>
          </table:table-cell>
          <table:table-cell table:style-name="ce16" office:value-type="string" calcext:value-type="string">
            <text:p>Econofísica</text:p>
          </table:table-cell>
          <table:table-cell table:style-name="ce16" office:value-type="string" calcext:value-type="string">
            <text:p>Macroeconomía</text:p>
          </table:table-cell>
          <table:table-cell table:number-columns-repeated="16380"/>
        </table:table-row>
        <table:table-row table:style-name="ro1">
          <table:table-cell table:style-name="ce18"/>
          <table:table-cell table:number-columns-repeated="16383"/>
        </table:table-row>
        <table:table-row table:style-name="ro1">
          <table:table-cell table:style-name="ce18"/>
          <table:table-cell/>
          <table:table-cell table:style-name="ce18"/>
          <table:table-cell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ínea Inmunología" table:style-name="ta9">
        <table:table-column table:style-name="co8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14"/>
        <table:table-column table:style-name="co12" table:number-columns-repeated="253" table:default-cell-style-name="ce14"/>
        <table:table-column table:style-name="co12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Oncología molecular</text:p>
          </table:table-cell>
          <table:table-cell table:style-name="ce12" office:value-type="string" calcext:value-type="string">
            <text:p>Inmunofarmacología</text:p>
          </table:table-cell>
          <table:table-cell table:style-name="ce12" office:value-type="string" calcext:value-type="string">
            <text:p>Inmunidad de mucosas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Inmunobiología</text:p>
          </table:table-cell>
          <table:table-cell table:style-name="ce12" office:value-type="string" calcext:value-type="string">
            <text:p>Inmunología médica</text:p>
          </table:table-cell>
          <table:table-cell table:style-name="ce12" office:value-type="string" calcext:value-type="string">
            <text:p>Inmun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Telecomuncaciones y Ciberseguridad" table:style-name="ta10">
        <table:table-column table:style-name="co16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20" table:number-columns-repeated="253" table:default-cell-style-name="ce14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Diseño y procesamiento digital en FPGA</text:p>
          </table:table-cell>
          <table:table-cell table:style-name="ce12" office:value-type="string" calcext:value-type="string">
            <text:p>Transmisiones, Ondas y Antenas</text:p>
          </table:table-cell>
          <table:table-cell table:style-name="ce12" office:value-type="string" calcext:value-type="string">
            <text:p>Seguridad en Redes y Computadoras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Electrónica y Dispositivos Semiconductores</text:p>
          </table:table-cell>
          <table:table-cell table:style-name="ce12" office:value-type="string" calcext:value-type="string">
            <text:p>Teoría Electromagnética</text:p>
          </table:table-cell>
          <table:table-cell table:style-name="ce12" office:value-type="string" calcext:value-type="string">
            <text:p>Matemáticas para criptografí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ea Ciencias Genómicas" table:style-name="ta11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12" table:number-columns-repeated="253" table:default-cell-style-name="ce14"/>
        <table:table-column table:style-name="co12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Genómica de Bacterias y Virus</text:p>
          </table:table-cell>
          <table:table-cell table:style-name="ce12" office:value-type="string" calcext:value-type="string">
            <text:p>Genómica y Proteómica Funcional</text:p>
          </table:table-cell>
          <table:table-cell table:style-name="ce12" office:value-type="string" calcext:value-type="string">
            <text:p>Genómica Human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9" office:value-type="string" calcext:value-type="string">
            <text:p>Procesos bioquímicos y celulares</text:p>
          </table:table-cell>
          <table:table-cell table:style-name="ce12" office:value-type="string" calcext:value-type="string">
            <text:p>Procesos Genómicos de la Célula</text:p>
          </table:table-cell>
          <table:table-cell table:style-name="ce12" office:value-type="string" calcext:value-type="string">
            <text:p>Evolución Molecular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Computación y Electrónica" table:style-name="ta12">
        <table:table-column table:style-name="co16" table:default-cell-style-name="ce11"/>
        <table:table-column table:style-name="co36" table:default-cell-style-name="ce11"/>
        <table:table-column table:style-name="co42" table:default-cell-style-name="ce11"/>
        <table:table-column table:style-name="co43" table:default-cell-style-name="ce11"/>
        <table:table-column table:style-name="co20" table:number-columns-repeated="253" table:default-cell-style-name="ce11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Diseño y procesamiento digital en FPGA</text:p>
          </table:table-cell>
          <table:table-cell table:style-name="ce12" office:value-type="string" calcext:value-type="string">
            <text:p>Complejidad algorítmica</text:p>
          </table:table-cell>
          <table:table-cell table:style-name="ce12" office:value-type="string" calcext:value-type="string">
            <text:p>Introducción a Memristores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2" office:value-type="string" calcext:value-type="string">
            <text:p>Electrónica y Dispositivos Semiconductores</text:p>
          </table:table-cell>
          <table:table-cell table:style-name="ce12" office:value-type="string" calcext:value-type="string">
            <text:p>Teoría computacional</text:p>
          </table:table-cell>
          <table:table-cell table:style-name="ce12" office:value-type="string" calcext:value-type="string">
            <text:p>Sistemas operativos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Línea Computación&quot;"/>
        </table:named-expressions>
      </table:table>
      <table:table table:name="Línea Geociencias Ambientales" table:style-name="ta13">
        <table:table-column table:style-name="co1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20" table:number-columns-repeated="253" table:default-cell-style-name="ce20"/>
        <table:table-column table:style-name="co20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8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7" office:value-type="string" calcext:value-type="string">
            <text:p>Hidrogeología de contaminantes</text:p>
          </table:table-cell>
          <table:table-cell table:style-name="ce17" office:value-type="string" calcext:value-type="string">
            <text:p>Sistemas de Información Geográfica</text:p>
          </table:table-cell>
          <table:table-cell table:style-name="ce17" office:value-type="string" calcext:value-type="string">
            <text:p>Interacción biota-Tierra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7" office:value-type="string" calcext:value-type="string">
            <text:p>Métodos geomatemáticos</text:p>
          </table:table-cell>
          <table:table-cell table:style-name="ce17" office:value-type="string" calcext:value-type="string">
            <text:p>Isótopos en geociencias ambientales</text:p>
          </table:table-cell>
          <table:table-cell table:style-name="ce17" office:value-type="string" calcext:value-type="string">
            <text:p>Ge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babilidad y estadística" table:style-name="ta14">
        <office:forms form:automatic-focus="false" form:apply-design-mode="false"/>
        <table:table-column table:style-name="co8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12" table:number-columns-repeated="253" table:default-cell-style-name="ce21"/>
        <table:table-column table:style-name="co12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Series de tiempo</text:p>
          </table:table-cell>
          <table:table-cell table:style-name="ce16" office:value-type="string" calcext:value-type="string">
            <text:p>Procesos y modelos estocásticos</text:p>
          </table:table-cell>
          <table:table-cell table:style-name="ce16" office:value-type="string" calcext:value-type="string">
            <text:p>Martingalas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1,2</text:p>
          </table:table-cell>
          <table:table-cell table:style-name="ce16" office:value-type="string" calcext:value-type="string">
            <text:p>Estadística matemática</text:p>
          </table:table-cell>
          <table:table-cell table:style-name="ce16" office:value-type="string" calcext:value-type="string">
            <text:p>Probabilidad, procesos aleatorios e inferencia</text:p>
          </table:table-cell>
          <table:table-cell table:style-name="ce16" office:value-type="string" calcext:value-type="string">
            <text:p>Modelos Combinatorios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_xlfn_COUNTIFS" table:base-cell-address="$DCITM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DCITAM" style:display-name="PageStyle_DCITAM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ínea_20_Matemáticas_20_Teóricas" style:display-name="PageStyle_Línea Matemáticas Teórica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inea_20_Farmacología" style:display-name="PageStyle_Linea Farmacologí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  <style:master-page style:name="PageStyle_5f_Línea_20_Sistemas_20_Complejos" style:display-name="PageStyle_Línea Sistemas Complejo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ínea_20_Gestión_20_del_20_agua" style:display-name="PageStyle_Línea Gestión del agu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  <style:master-page style:name="PageStyle_5f_Linea_20_Ingeniería_20_de_20_Materiales" style:display-name="PageStyle_Linea Ingeniería de Materiale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inea_20_Biomatemáticas" style:display-name="PageStyle_Linea Biomatemática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inea_20_Economía_20_y_20_Finanzas" style:display-name="PageStyle_Linea Economía y Finanza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Línea_20_Inmunología" style:display-name="PageStyle_Línea Inmunologí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  <style:master-page style:name="PageStyle_5f_Línea_20_Telecomuncaciones_20_y_20_Ciberseguridad" style:display-name="PageStyle_Línea Telecomuncaciones y Ciberseguridad" style:page-layout-name="Mpm3">
      <style:header>
        <text:p><text:span text:style-name="MT3">ffffff</text:span><text:span text:style-name="MT3"><text:sheet-name>???</text:sheet-name></text:span></text:p>
      </style:header>
      <style:header-left style:display="false">
        <text:p><text:span text:style-name="MT3">ffffff</text:span><text:span text:style-name="MT3"><text:sheet-name>???</text:sheet-name></text:span></text:p>
      </style:header-left>
      <loext:header-first style:display="false">
        <text:p><text:span text:style-name="MT3">ffffff</text:span><text:span text:style-name="MT3"><text:sheet-name>???</text:sheet-name></text:span></text:p>
      </loext:header-first>
      <style:footer>
        <text:p><text:span text:style-name="MT3">ffffffPágina </text:span><text:span text:style-name="MT3"><text:page-number>1</text:page-number></text:span></text:p>
      </style:footer>
      <style:footer-left style:display="false">
        <text:p><text:span text:style-name="MT3">ffffffPágina </text:span><text:span text:style-name="MT3"><text:page-number>1</text:page-number></text:span></text:p>
      </style:footer-left>
      <loext:footer-first style:display="false">
        <text:p><text:span text:style-name="MT3">ffffffPágina </text:span><text:span text:style-name="MT3"><text:page-number>1</text:page-number></text:span></text:p>
      </loext:footer-first>
    </style:master-page>
    <style:master-page style:name="PageStyle_5f_Linea_20_Ciencias_20_Genómicas" style:display-name="PageStyle_Linea Ciencias Genómicas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  <style:master-page style:name="PageStyle_5f_Línea_20_Computación_20_y_20_Electrónica" style:display-name="PageStyle_Línea Computación y Electrónica" style:page-layout-name="Mpm4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Línea_20_Geociencias_20_Ambientales" style:display-name="PageStyle_Línea Geociencias Ambientales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loext:header-first style:display="false">
        <text:p><text:span text:style-name="MT2"><text:sheet-name>???</text:sheet-name></text:span></text:p>
      </loext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loext:footer-first style:display="false">
        <text:p><text:span text:style-name="MT2">Página </text:span><text:span text:style-name="MT2"><text:page-number>1</text:page-number></text:span></text:p>
      </loext:footer-first>
    </style:master-page>
    <style:master-page style:name="PageStyle_5f_Probabilidad_20_y_20_estadística" style:display-name="PageStyle_Probabilidad y estadística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loext:header-first style:display="false">
        <text:p><text:span text:style-name="MT2">ffffff</text:span><text:span text:style-name="MT2"><text:sheet-name>???</text:sheet-name></text:span></text:p>
      </loext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loext:footer-first style:display="false">
        <text:p><text:span text:style-name="MT2">ffffffPágina </text:span><text:span text:style-name="MT2"><text:page-number>1</text:page-number>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4-12T22:21:14</meta:creation-date>
    <dc:date>2025-08-11T12:00:41.493040330</dc:date>
    <meta:editing-cycles>135</meta:editing-cycles>
    <meta:editing-duration>P26DT11H51M43S</meta:editing-duration>
    <meta:generator>LibreOffice/7.4.7.2$Linux_X86_64 LibreOffice_project/40$Build-2</meta:generator>
    <meta:document-statistic meta:table-count="14" meta:cell-count="162" meta:object-count="0"/>
  </office:meta>
</office:document-meta>
</file>